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font-weight="bold" style:font-weight-asian="bold" style:font-weight-complex="bold" fo:language="en" fo:country="US"/>
    </style:style>
    <style:style style:name="P11" style:parent-style-name="Normal" style:family="paragraph">
      <style:text-properties fo:font-weight="bold" style:font-weight-asian="bold" style:font-weight-complex="bold" fo:language="en" fo:country="US"/>
    </style:style>
    <style:style style:name="P12" style:parent-style-name="Normal" style:list-style-name="LFO2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DefaultParagraphFont" style:family="text">
      <style:text-properties fo:language="en" fo:country="US"/>
    </style:style>
    <style:style style:name="P16" style:parent-style-name="Normal" style:list-style-name="LFO2" style:family="paragraph">
      <style:text-properties fo:language="en" fo:country="US"/>
    </style:style>
    <style:style style:name="P17" style:parent-style-name="Normal" style:list-style-name="LFO2" style:family="paragraph">
      <style:text-properties fo:language="en" fo:country="US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>
      <style:text-properties fo:language="en" fo:country="US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>
      <style:text-properties fo:language="en" fo:country="US"/>
    </style:style>
    <style:style style:name="P24" style:parent-style-name="Normal" style:list-style-name="LFO2" style:family="paragraph">
      <style:text-properties fo:language="en" fo:country="US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>
      <style:text-properties fo:language="en" fo:country="US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>
      <style:text-properties fo:language="en" fo:country="US"/>
    </style:style>
    <style:style style:name="P31" style:parent-style-name="Normal" style:list-style-name="LFO2" style:family="paragraph">
      <style:text-properties fo:language="en" fo:country="US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2" style:family="paragraph">
      <style:text-properties fo:language="en" fo:country="US"/>
    </style:style>
    <style:style style:name="P35" style:parent-style-name="Normal" style:list-style-name="LFO2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2" style:family="paragraph">
      <style:text-properties fo:language="en" fo:country="US"/>
    </style:style>
    <style:style style:name="P38" style:parent-style-name="Normal" style:list-style-name="LFO2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2" style:family="paragraph"/>
    <style:style style:name="T41" style:parent-style-name="DefaultParagraphFont" style:family="text">
      <style:text-properties fo:font-weight="bold" style:font-weight-asian="bold" style:font-weight-complex="bold"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Normal" style:list-style-name="LFO2" style:family="paragraph"/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language="en" fo:country="US"/>
    </style:style>
    <style:style style:name="P46" style:parent-style-name="Normal" style:list-style-name="LFO2" style:family="paragraph"/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T48" style:parent-style-name="DefaultParagraphFont" style:family="text">
      <style:text-properties fo:language="en" fo:country="US"/>
    </style:style>
    <style:style style:name="P49" style:parent-style-name="Normal" style:list-style-name="LFO2" style:family="paragraph"/>
    <style:style style:name="T50" style:parent-style-name="DefaultParagraphFont" style:family="text">
      <style:text-properties fo:font-weight="bold" style:font-weight-asian="bold" style:font-weight-complex="bold"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Normal" style:family="paragraph">
      <style:text-properties fo:font-weight="bold" style:font-weight-asian="bold" style:font-weight-complex="bold" fo:language="en" fo:country="US"/>
    </style:style>
    <style:style style:name="P53" style:parent-style-name="Normal" style:list-style-name="LFO3" style:family="paragraph"/>
    <style:style style:name="T54" style:parent-style-name="DefaultParagraphFont" style:family="text">
      <style:text-properties fo:font-weight="bold" style:font-weight-asian="bold" style:font-weight-complex="bold" fo:language="en" fo:country="US"/>
    </style:style>
    <style:style style:name="T55" style:parent-style-name="DefaultParagraphFont" style:family="text">
      <style:text-properties fo:language="en" fo:country="US"/>
    </style:style>
    <style:style style:name="P56" style:parent-style-name="Normal" style:list-style-name="LFO3" style:family="paragraph"/>
    <style:style style:name="T57" style:parent-style-name="DefaultParagraphFont" style:family="text">
      <style:text-properties fo:font-weight="bold" style:font-weight-asian="bold" style:font-weight-complex="bold" fo:language="en" fo:country="US"/>
    </style:style>
    <style:style style:name="T58" style:parent-style-name="DefaultParagraphFont" style:family="text">
      <style:text-properties fo:language="en" fo:country="US"/>
    </style:style>
    <style:style style:name="P59" style:parent-style-name="Normal" style:family="paragraph">
      <style:text-properties fo:font-weight="bold" style:font-weight-asian="bold" style:font-weight-complex="bold" fo:language="en" fo:country="US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list-style-name="LFO4" style:family="paragraph">
      <style:text-properties fo:language="en" fo:country="US"/>
    </style:style>
    <style:style style:name="P62" style:parent-style-name="Normal" style:list-style-name="LFO4" style:family="paragraph">
      <style:text-properties fo:language="en" fo:country="US"/>
    </style:style>
    <style:style style:name="P63" style:parent-style-name="Normal" style:list-style-name="LFO4" style:family="paragraph">
      <style:text-properties fo:language="en" fo:country="US"/>
    </style:style>
    <style:style style:name="P64" style:parent-style-name="Normal" style:family="paragraph">
      <style:text-properties fo:font-weight="bold" style:font-weight-asian="bold" style:font-weight-complex="bold" fo:language="en" fo:country="US"/>
    </style:style>
    <style:style style:name="P65" style:parent-style-name="Normal" style:list-style-name="LFO5" style:family="paragraph">
      <style:text-properties fo:language="en" fo:country="US"/>
    </style:style>
    <style:style style:name="P66" style:parent-style-name="Normal" style:list-style-name="LFO5" style:family="paragraph"/>
    <style:style style:name="T67" style:parent-style-name="DefaultParagraphFont" style:family="text">
      <style:text-properties fo:font-weight="bold" style:font-weight-asian="bold" style:font-weight-complex="bold" fo:language="en" fo:country="US"/>
    </style:style>
    <style:style style:name="T68" style:parent-style-name="DefaultParagraphFont" style:family="text">
      <style:text-properties fo:language="en" fo:country="US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 fo:language="en" fo:country="US"/>
    </style:style>
    <style:style style:name="T71" style:parent-style-name="DefaultParagraphFont" style:family="text">
      <style:text-properties fo:language="en" fo:country="US"/>
    </style:style>
    <style:style style:name="P72" style:parent-style-name="Normal" style:list-style-name="LFO5" style:family="paragraph"/>
    <style:style style:name="T73" style:parent-style-name="DefaultParagraphFont" style:family="text">
      <style:text-properties fo:font-weight="bold" style:font-weight-asian="bold" style:font-weight-complex="bold" fo:language="en" fo:country="US"/>
    </style:style>
    <style:style style:name="T74" style:parent-style-name="DefaultParagraphFont" style:family="text">
      <style:text-properties fo:language="en" fo:country="US"/>
    </style:style>
    <style:style style:name="P75" style:parent-style-name="Normal" style:list-style-name="LFO5" style:family="paragraph"/>
    <style:style style:name="T76" style:parent-style-name="DefaultParagraphFont" style:family="text">
      <style:text-properties fo:font-weight="bold" style:font-weight-asian="bold" style:font-weight-complex="bold" fo:language="en" fo:country="US"/>
    </style:style>
    <style:style style:name="T77" style:parent-style-name="DefaultParagraphFont" style:family="text">
      <style:text-properties fo:language="en" fo:country="US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list-style-name="LFO6" style:family="paragraph">
      <style:text-properties fo:language="en" fo:country="US"/>
    </style:style>
    <style:style style:name="P80" style:parent-style-name="Normal" style:list-style-name="LFO6" style:family="paragraph">
      <style:text-properties fo:language="en" fo:country="US"/>
    </style:style>
    <style:style style:name="P81" style:parent-style-name="Normal" style:list-style-name="LFO6" style:family="paragraph">
      <style:text-properties fo:language="en" fo:country="US"/>
    </style:style>
    <style:style style:name="P82" style:parent-style-name="Normal" style:list-style-name="LFO6" style:family="paragraph">
      <style:text-properties fo:language="en" fo:country="US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list-style-name="LFO7" style:family="paragraph"/>
    <style:style style:name="T85" style:parent-style-name="DefaultParagraphFont" style:family="text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list-style-name="LFO8" style:family="paragraph">
      <style:text-properties fo:language="en" fo:country="US"/>
    </style:style>
    <style:style style:name="P109" style:parent-style-name="Normal" style:list-style-name="LFO8" style:family="paragraph">
      <style:text-properties fo:language="en" fo:country="US"/>
    </style:style>
    <style:style style:name="P110" style:parent-style-name="Normal" style:list-style-name="LFO8" style:family="paragraph">
      <style:text-properties fo:language="en" fo:country="US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list-style-name="LFO9" style:family="paragraph">
      <style:text-properties fo:language="en" fo:country="US"/>
    </style:style>
    <style:style style:name="P113" style:parent-style-name="Normal" style:list-style-name="LFO9" style:family="paragraph">
      <style:text-properties fo:language="en" fo:country="US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list-style-name="LFO10" style:family="paragraph">
      <style:text-properties fo:language="en" fo:country="US"/>
    </style:style>
    <style:style style:name="P116" style:parent-style-name="Normal" style:list-style-name="LFO10" style:family="paragraph">
      <style:text-properties fo:language="en" fo:country="US"/>
    </style:style>
    <style:style style:name="P117" style:parent-style-name="Normal" style:list-style-name="LFO10" style:family="paragraph">
      <style:text-properties fo:language="en" fo:country="US"/>
    </style:style>
    <style:style style:name="P118" style:parent-style-name="Normal" style:list-style-name="LFO10" style:family="paragraph">
      <style:text-properties fo:language="en" fo:country="US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list-style-name="LFO11" style:family="paragraph"/>
    <style:style style:name="T121" style:parent-style-name="DefaultParagraphFont" style:family="text">
      <style:text-properties fo:font-weight="bold" style:font-weight-asian="bold" style:font-weight-complex="bold" fo:language="en" fo:country="US"/>
    </style:style>
    <style:style style:name="T122" style:parent-style-name="DefaultParagraphFont" style:family="text">
      <style:text-properties fo:language="en" fo:country="US"/>
    </style:style>
    <style:style style:name="P123" style:parent-style-name="Normal" style:list-style-name="LFO11" style:family="paragraph"/>
    <style:style style:name="T124" style:parent-style-name="DefaultParagraphFont" style:family="text">
      <style:text-properties fo:font-weight="bold" style:font-weight-asian="bold" style:font-weight-complex="bold" fo:language="en" fo:country="US"/>
    </style:style>
    <style:style style:name="T125" style:parent-style-name="DefaultParagraphFont" style:family="text">
      <style:text-properties fo:language="en" fo:country="US"/>
    </style:style>
    <style:style style:name="P126" style:parent-style-name="Normal" style:list-style-name="LFO11" style:family="paragraph"/>
    <style:style style:name="T127" style:parent-style-name="DefaultParagraphFont" style:family="text">
      <style:text-properties fo:font-weight="bold" style:font-weight-asian="bold" style:font-weight-complex="bold" fo:language="en" fo:country="US"/>
    </style:style>
    <style:style style:name="T128" style:parent-style-name="DefaultParagraphFont" style:family="text">
      <style:text-properties fo:language="en" fo:country="US"/>
    </style:style>
    <style:style style:name="P129" style:parent-style-name="Normal" style:list-style-name="LFO11" style:family="paragraph"/>
    <style:style style:name="T130" style:parent-style-name="DefaultParagraphFont" style:family="text">
      <style:text-properties fo:font-weight="bold" style:font-weight-asian="bold" style:font-weight-complex="bold"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style:font-name="Segoe UI Emoji" style:font-name-complex="Segoe UI Emoji"/>
    </style:style>
    <style:style style:name="P134" style:parent-style-name="Normal" style:family="paragraph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P136" style:parent-style-name="Normal" style:family="paragraph">
      <style:text-properties fo:font-weight="bold" style:font-weight-asian="bold" style:font-weight-complex="bold"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font-weight="bold" style:font-weight-asian="bold" style:font-weight-complex="bold"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font-weight="bold" style:font-weight-asian="bold" style:font-weight-complex="bold"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P229" style:parent-style-name="Normal" style:family="paragraph">
      <style:text-properties fo:font-weight="bold" style:font-weight-asian="bold" style:font-weight-complex="bold"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T243" style:parent-style-name="DefaultParagraphFont" style:family="text">
      <style:text-properties fo:language="en" fo:country="US"/>
    </style:style>
    <style:style style:name="P244" style:parent-style-name="Normal" style:family="paragraph">
      <style:text-properties fo:font-weight="bold" style:font-weight-asian="bold" style:font-weight-complex="bold"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T268" style:parent-style-name="DefaultParagraphFont" style:family="text">
      <style:text-properties fo:language="en" fo:country="US"/>
    </style:style>
    <style:style style:name="P269" style:parent-style-name="Normal" style:family="paragraph">
      <style:text-properties fo:font-weight="bold" style:font-weight-asian="bold" style:font-weight-complex="bold"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fo:language="en" fo:country="US"/>
    </style:style>
    <style:style style:name="P290" style:parent-style-name="Normal" style:family="paragraph">
      <style:text-properties fo:font-weight="bold" style:font-weight-asian="bold" style:font-weight-complex="bold"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language="en" fo:country="US"/>
    </style:style>
    <style:style style:name="P304" style:parent-style-name="Normal" style:family="paragraph">
      <style:text-properties fo:font-weight="bold" style:font-weight-asian="bold" style:font-weight-complex="bold" fo:language="en" fo:country="US"/>
    </style:style>
    <style:style style:name="P305" style:parent-style-name="Normal" style:family="paragraph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Normal" style:family="paragraph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P320" style:parent-style-name="Normal" style:family="paragraph">
      <style:text-properties fo:language="en" fo:country="US"/>
    </style:style>
    <style:style style:name="P321" style:parent-style-name="Normal" style:family="paragraph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font-weight="bold" style:font-weight-asian="bold" style:font-weight-complex="bold"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font-weight="bold" style:font-weight-asian="bold" style:font-weight-complex="bold"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font-weight="bold" style:font-weight-asian="bold" style:font-weight-complex="bold"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Normal" style:family="paragraph">
      <style:text-properties fo:language="en" fo:country="US"/>
    </style:style>
    <style:style style:name="P351" style:parent-style-name="Normal" style:family="paragraph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name="P353" style:parent-style-name="Normal" style:family="paragraph">
      <style:text-properties fo:language="en" fo:country="US"/>
    </style:style>
    <style:style style:name="T354" style:parent-style-name="DefaultParagraphFont" style:family="text">
      <style:text-properties fo:language="en" fo:country="US"/>
    </style:style>
    <style:style style:name="P355" style:parent-style-name="Normal" style:family="paragraph">
      <style:text-properties fo:font-weight="bold" style:font-weight-asian="bold" style:font-weight-complex="bold"/>
    </style:style>
    <style:style style:name="P356" style:parent-style-name="Normal" style:list-style-name="LFO12" style:family="paragraph"/>
    <style:style style:name="T357" style:parent-style-name="DefaultParagraphFont" style:family="text">
      <style:text-properties fo:font-weight="bold" style:font-weight-asian="bold" style:font-weight-complex="bold" fo:language="en" fo:country="US"/>
    </style:style>
    <style:style style:name="T358" style:parent-style-name="DefaultParagraphFont" style:family="text">
      <style:text-properties fo:language="en" fo:country="US"/>
    </style:style>
    <style:style style:name="P359" style:parent-style-name="Normal" style:list-style-name="LFO12" style:family="paragraph"/>
    <style:style style:name="T360" style:parent-style-name="DefaultParagraphFont" style:family="text">
      <style:text-properties fo:font-weight="bold" style:font-weight-asian="bold" style:font-weight-complex="bold" fo:language="en" fo:country="US"/>
    </style:style>
    <style:style style:name="T361" style:parent-style-name="DefaultParagraphFont" style:family="text">
      <style:text-properties fo:language="en" fo:country="US"/>
    </style:style>
    <style:style style:name="P362" style:parent-style-name="Normal" style:list-style-name="LFO12" style:family="paragraph"/>
    <style:style style:name="T363" style:parent-style-name="DefaultParagraphFont" style:family="text">
      <style:text-properties fo:font-weight="bold" style:font-weight-asian="bold" style:font-weight-complex="bold" fo:language="en" fo:country="US"/>
    </style:style>
    <style:style style:name="T364" style:parent-style-name="DefaultParagraphFont" style:family="text">
      <style:text-properties fo:language="en" fo:country="US"/>
    </style:style>
    <style:style style:name="P365" style:parent-style-name="Normal" style:list-style-name="LFO12" style:family="paragraph"/>
    <style:style style:name="T366" style:parent-style-name="DefaultParagraphFont" style:family="text">
      <style:text-properties fo:font-weight="bold" style:font-weight-asian="bold" style:font-weight-complex="bold" fo:language="en" fo:country="US"/>
    </style:style>
    <style:style style:name="T367" style:parent-style-name="DefaultParagraphFont" style:family="text">
      <style:text-properties fo:language="en" fo:country="US"/>
    </style:style>
    <style:style style:name="P368" style:parent-style-name="Normal" style:family="paragraph">
      <style:text-properties fo:font-weight="bold" style:font-weight-asian="bold" style:font-weight-complex="bold"/>
    </style:style>
    <style:style style:name="P369" style:parent-style-name="Normal" style:list-style-name="LFO13" style:family="paragraph"/>
    <style:style style:name="T370" style:parent-style-name="DefaultParagraphFont" style:family="text">
      <style:text-properties fo:font-weight="bold" style:font-weight-asian="bold" style:font-weight-complex="bold" fo:language="en" fo:country="US"/>
    </style:style>
    <style:style style:name="T371" style:parent-style-name="DefaultParagraphFont" style:family="text">
      <style:text-properties fo:language="en" fo:country="US"/>
    </style:style>
    <style:style style:name="P372" style:parent-style-name="Normal" style:list-style-name="LFO13" style:family="paragraph"/>
    <style:style style:name="T373" style:parent-style-name="DefaultParagraphFont" style:family="text">
      <style:text-properties fo:font-weight="bold" style:font-weight-asian="bold" style:font-weight-complex="bold" fo:language="en" fo:country="US"/>
    </style:style>
    <style:style style:name="T374" style:parent-style-name="DefaultParagraphFont" style:family="text">
      <style:text-properties fo:language="en" fo:country="US"/>
    </style:style>
    <style:style style:name="P375" style:parent-style-name="Normal" style:list-style-name="LFO13" style:family="paragraph"/>
    <style:style style:name="T376" style:parent-style-name="DefaultParagraphFont" style:family="text">
      <style:text-properties fo:font-weight="bold" style:font-weight-asian="bold" style:font-weight-complex="bold" fo:language="en" fo:country="US"/>
    </style:style>
    <style:style style:name="T377" style:parent-style-name="DefaultParagraphFont" style:family="text">
      <style:text-properties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DefaultParagraphFont" style:family="text">
      <style:text-properties style:font-name="Segoe UI Emoji" style:font-name-complex="Segoe UI Emoji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ft_printf</text:p>
      <text:p text:style-name="Normal">Escribe una librería que contenga la función ft_printf(), que imite el printf() original.</text:p>
      <text:p text:style-name="Normal">Funciones autorizadas:<text:line-break/>malloc, free, write, va_start, va_arg, va_copy, va_end</text:p>
      <text:p text:style-name="Normal">Debes reprogramar la función printf() de la libc.</text:p>
      <text:p text:style-name="Normal">El prototipo de ft_printf() es:</text:p>
      <text:p text:style-name="P2">int ft_printf(char const *, ...);</text:p>
      <text:p text:style-name="Normal">Aquí<text:s/>tienes los requisitos:</text:p>
      <text:p text:style-name="Normal">•<text:s/>No implementes la gestión del buffer del printf() original.</text:p>
      <text:p text:style-name="Normal">•<text:s/>Deberás implementar las siguientes conversiones: cspdiuxX%</text:p>
      <text:p text:style-name="Normal">•<text:s/>Tu función se comparará<text:s/>con el printf() original.</text:p>
      <text:p text:style-name="Normal">•<text:s/>Tienes que usar el comando ar para crear tu librería. El uso de libtool está</text:p>
      <text:p text:style-name="Normal">prohibido.</text:p>
      <text:p text:style-name="Normal">•<text:s/>Tu archivo libftprintf.a deberá<text:s/>ser creado en la raiz de tu repositorio.</text:p>
      <text:p text:style-name="Normal"/>
      <text:p text:style-name="Normal">Tienes que implementar las siguientes conversiones:</text:p>
      <text:p text:style-name="Normal">•<text:s/>%c Imprime un solo carácter.</text:p>
      <text:p text:style-name="Normal">•<text:s/>%s Imprime una string (como se define por defecto en C).</text:p>
      <text:p text:style-name="Normal">•<text:s/>%p El puntero void * dado como argumento se imprime en formato hexadecimal.</text:p>
      <text:p text:style-name="Normal">•<text:s/>%d Imprime un número decimal (base 10).</text:p>
      <text:p text:style-name="Normal">•<text:s/>%i Imprime un entero en base 10.</text:p>
      <text:p text:style-name="Normal">•<text:s/>%u Imprime un número decimal (base 10) sin signo.</text:p>
      <text:p text:style-name="Normal">•<text:s/>%x Imprime un número hexadecimal (base 16) en minúsculas.</text:p>
      <text:p text:style-name="Normal">•<text:s/>%X Imprime un número hexadecimal (base 16) en mayúsculas.</text:p>
      <text:p text:style-name="Normal">•<text:s/>%% para imprimir el símbolo del porcentaje.</text:p>
      <text:p text:style-name="Normal"/>
      <text:p text:style-name="P3">Got it! I’ll break this into two parts:</text:p>
      <text:soft-page-break/>
      <text:list text:style-name="LFO1" text:continue-numbering="true">
        <text:list-item>
          <text:p text:style-name="P4"><text:span text:style-name="T5">Analysis of your current code</text:span><text:span text:style-name="T6">: I’ll point out what’s wrong, whether it’s worth fixing, or if starting from scratch would be better.</text:span></text:p>
        </text:list-item>
        <text:list-item>
          <text:p text:style-name="P7"><text:span text:style-name="T8">How to plan the project</text:span><text:span text:style-name="T9">: I’ll explain the correct mindset and steps to tackle a project like ft_printf.</text:span></text:p>
        </text:list-item>
      </text:list>
      <text:p text:style-name="Normal"><draw:custom-shape svg:x="0in" svg:y="0in" svg:width="0in" svg:height="0.01042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10">Part 1: Analysis of Your Current Code</text:p>
      <text:p text:style-name="P11">What’s Wrong with Your Current Code</text:p>
      <text:list text:style-name="LFO2" text:continue-numbering="true">
        <text:list-item>
          <text:p text:style-name="P12"><text:span text:style-name="T13">ft_printf.c</text:span>:</text:p>
          <text:list text:continue-numbering="true">
            <text:list-item>
              <text:p text:style-name="P14"><text:span text:style-name="T15">The printedchars variable is not being updated correctly in ft_checknext. You pass it by value, so changes inside the function don’t affect the caller.<text:s/></text:span>This will cause incorrect character counts.</text:p>
            </text:list-item>
            <text:list-item>
              <text:p text:style-name="P16">The ft_checknext function doesn’t handle all the required conversions (s, p, d, i, u, x, X, %).</text:p>
            </text:list-item>
            <text:list-item>
              <text:p text:style-name="P17">The main function is for testing, but it’s not comprehensive. You need more test cases to verify all conversions.</text:p>
            </text:list-item>
          </text:list>
        </text:list-item>
        <text:list-item>
          <text:p text:style-name="P18"><text:span text:style-name="T19">ft_putchar.c</text:span>:</text:p>
          <text:list text:continue-numbering="true">
            <text:list-item>
              <text:p text:style-name="P20">The function is mostly correct, but the printedchars parameter is unnecessary here. ft_putchar should just return 1 (the number of characters printed).</text:p>
            </text:list-item>
          </text:list>
        </text:list-item>
        <text:list-item>
          <text:p text:style-name="P21"><text:span text:style-name="T22">ft_putnbr.c</text:span>:</text:p>
          <text:list text:continue-numbering="true">
            <text:list-item>
              <text:p text:style-name="P23">The printedchars variable is not being updated correctly because of recursion. Each recursive call resets printedchars to 0, so the final count will be incorrect.</text:p>
            </text:list-item>
            <text:list-item>
              <text:p text:style-name="P24">The function doesn’t handle the return value properly. It should accumulate the count of printed characters.</text:p>
            </text:list-item>
          </text:list>
        </text:list-item>
        <text:list-item>
          <text:p text:style-name="P25"><text:span text:style-name="T26">ft_printunsdec.c</text:span>:</text:p>
          <text:list text:continue-numbering="true">
            <text:list-item>
              <text:p text:style-name="P27">Similar to ft_putnbr, the printedchars variable is reset in each recursive call, leading to incorrect counts.</text:p>
            </text:list-item>
          </text:list>
        </text:list-item>
        <text:list-item>
          <text:p text:style-name="P28"><text:span text:style-name="T29">ft_putptr.c</text:span>:</text:p>
          <text:list text:continue-numbering="true">
            <text:list-item>
              <text:p text:style-name="P30">The function doesn’t handle the 0x prefix for pointers, which is required for the %p conversion.</text:p>
            </text:list-item>
            <text:list-item>
              <text:p text:style-name="P31">The printedchars variable is not being updated correctly.</text:p>
            </text:list-item>
          </text:list>
        </text:list-item>
        <text:list-item>
          <text:p text:style-name="P32"><text:span text:style-name="T33">ft_putstr.c</text:span>:</text:p>
          <text:list text:continue-numbering="true">
            <text:list-item>
              <text:p text:style-name="P34">The printedchars parameter is unnecessary here. The function should return the number of characters printed.</text:p>
            </text:list-item>
          </text:list>
        </text:list-item>
        <text:list-item>
          <text:p text:style-name="P35"><text:span text:style-name="T36">ft_strlen.c</text:span>:</text:p>
          <text:list text:continue-numbering="true">
            <text:list-item>
              <text:p text:style-name="P37">The function has an infinite loop because the str pointer is not being incremented (while (*str) should be while (str[size])).</text:p>
            </text:list-item>
          </text:list>
        </text:list-item>
        <text:list-item>
          <text:p text:style-name="P38"><text:span text:style-name="T39">General Issues</text:span>:</text:p>
          <text:list text:continue-numbering="true">
            <text:list-item>
              <text:p text:style-name="P40"><text:span text:style-name="T41">Inconsistent handling of printedchars</text:span><text:span text:style-name="T42">: Many functions reset or ignore printedchars, which breaks the character count logic.</text:span></text:p>
            </text:list-item>
            <text:list-item>
              <text:p text:style-name="P43"><text:span text:style-name="T44">Lack of error handling</text:span><text:span text:style-name="T45">: Functions like ft_putstr don’t handle NULL pointers.</text:span></text:p>
            </text:list-item>
            <text:list-item>
              <text:p text:style-name="P46"><text:span text:style-name="T47">Missing conversions</text:span><text:span text:style-name="T48">: You haven’t implemented %s, %p, %u, %x, %X, or %%.</text:span></text:p>
            </text:list-item>
            <text:list-item>
              <text:p text:style-name="P49"><text:span text:style-name="T50">Recursive logic</text:span><text:span text:style-name="T51">: Recursion is used in ft_putnbr and ft_printunsdec, but it’s not necessary and complicates the character count logic.</text:span></text:p>
            </text:list-item>
          </text:list>
        </text:list-item>
      </text:list>
      <text:p text:style-name="P52">Is It Worth Fixing or Should You Start from Scratch?</text:p>
      <text:list text:style-name="LFO3" text:continue-numbering="true">
        <text:list-item>
          <text:p text:style-name="P53"><text:span text:style-name="T54">Fixing</text:span><text:span text:style-name="T55">: If you’re comfortable debugging and refactoring, you can fix the issues. However, the recursive logic and inconsistent handling of printedchars will require significant changes.</text:span></text:p>
        </text:list-item>
        <text:list-item>
          <text:p text:style-name="P56"><text:span text:style-name="T57">Starting from scratch</text:span><text:span text:style-name="T58">: Given the issues, it might be better to start fresh with a clear plan. This will help you avoid the same mistakes and build a more robust solution.</text:span></text:p>
        </text:list-item>
      </text:list>
      <text:p text:style-name="Normal"><draw:custom-shape svg:x="0in" svg:y="0in" svg:width="0in" svg:height="0.01042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59">Part 2: How to Plan the Project</text:p>
      <text:p text:style-name="P60">Step 1: Understand the Requirements</text:p>
      <text:list text:style-name="LFO4" text:continue-numbering="true">
        <text:list-item>
          <text:p text:style-name="P61">Read the project instructions carefully.</text:p>
        </text:list-item>
        <text:list-item>
          <text:p text:style-name="P62">Understand what printf does and how it handles different conversions (%c, %s, %p, etc.).</text:p>
        </text:list-item>
        <text:list-item>
          <text:p text:style-name="P63">Note the constraints (e.g., no buffer management, use of ar for the library).</text:p>
        </text:list-item>
      </text:list>
      <text:p text:style-name="P64">Step 2: Break the Problem into Smaller Parts</text:p>
      <text:list text:style-name="LFO5" text:continue-numbering="true">
        <text:list-item>
          <text:p text:style-name="P65">Divide the project into smaller, manageable tasks:</text:p>
          <text:soft-page-break/>
          <text:list text:continue-numbering="true">
            <text:list-item>
              <text:p text:style-name="P66"><text:span text:style-name="T67">Core function</text:span><text:span text:style-name="T68">: Implement ft_printf to parse the format string and handle %.</text:span></text:p>
            </text:list-item>
            <text:list-item>
              <text:p text:style-name="P69"><text:span text:style-name="T70">Conversion functions</text:span><text:span text:style-name="T71">: Write separate functions for each conversion (%c, %s, %p, etc.).</text:span></text:p>
            </text:list-item>
            <text:list-item>
              <text:p text:style-name="P72"><text:span text:style-name="T73">Helper functions</text:span><text:span text:style-name="T74">: Create utility functions like ft_putchar, ft_putstr, ft_putnbr, etc.</text:span></text:p>
            </text:list-item>
            <text:list-item>
              <text:p text:style-name="P75"><text:span text:style-name="T76">Character counting</text:span><text:span text:style-name="T77">: Ensure each function returns the number of characters printed.</text:span></text:p>
            </text:list-item>
          </text:list>
        </text:list-item>
      </text:list>
      <text:p text:style-name="P78">Step 3: Design the Data Flow</text:p>
      <text:list text:style-name="LFO6" text:continue-numbering="true">
        <text:list-item>
          <text:p text:style-name="P79">Decide how data will flow between functions:</text:p>
          <text:list text:continue-numbering="true">
            <text:list-item>
              <text:p text:style-name="P80">ft_printf parses the format string and calls the appropriate conversion function.</text:p>
            </text:list-item>
            <text:list-item>
              <text:p text:style-name="P81">Each conversion function processes the argument and prints it.</text:p>
            </text:list-item>
            <text:list-item>
              <text:p text:style-name="P82">Each function returns the number of characters printed, which ft_printf accumulates.</text:p>
            </text:list-item>
          </text:list>
        </text:list-item>
      </text:list>
      <text:p text:style-name="P83">Step 4: Write Pseudocode</text:p>
      <text:list text:style-name="LFO7" text:continue-numbering="true">
        <text:list-item>
          <text:p text:style-name="P84"><text:span text:style-name="T85">Plan the logic in pseudocode before writing actual code.<text:s/></text:span>For example:</text:p>
        </text:list-item>
      </text:list>
      <text:p text:style-name="Normal">c</text:p>
      <text:p text:style-name="Normal">Copy</text:p>
      <text:p text:style-name="P86">int ft_printf(const char *format, ...)</text:p>
      <text:p text:style-name="P87">{</text:p>
      <text:p text:style-name="P88"><text:s text:c="4"/>va_list args;</text:p>
      <text:p text:style-name="P89"><text:s text:c="4"/>int printed_chars = 0;</text:p>
      <text:p text:style-name="P90"/>
      <text:p text:style-name="P91"><text:s text:c="4"/>va_start(args, format);</text:p>
      <text:p text:style-name="P92"><text:s text:c="4"/>while (*format)</text:p>
      <text:p text:style-name="P93"><text:s text:c="4"/>{</text:p>
      <text:p text:style-name="P94"><text:s text:c="8"/>if (*format == '%')</text:p>
      <text:p text:style-name="P95"><text:s text:c="8"/>{</text:p>
      <text:p text:style-name="P96"><text:s text:c="12"/>format++;</text:p>
      <text:soft-page-break/>
      <text:p text:style-name="P97"><text:s text:c="12"/>printed_chars += handle_conversion(*format, args);</text:p>
      <text:p text:style-name="P98"><text:s text:c="8"/>}</text:p>
      <text:p text:style-name="P99"><text:s text:c="8"/>else</text:p>
      <text:p text:style-name="P100"><text:s text:c="8"/>{</text:p>
      <text:p text:style-name="P101"><text:s text:c="12"/>printed_chars += ft_putchar(*format);</text:p>
      <text:p text:style-name="P102"><text:s text:c="8"/>}</text:p>
      <text:p text:style-name="P103"><text:s text:c="8"/>format++;</text:p>
      <text:p text:style-name="P104"><text:s text:c="4"/>}</text:p>
      <text:p text:style-name="P105"><text:s text:c="4"/>va_end(args);</text:p>
      <text:p text:style-name="P106"><text:s text:c="4"/>return printed_chars;</text:p>
      <text:p text:style-name="Normal">}</text:p>
      <text:p text:style-name="P107">Step 5: Implement and Test Incrementally</text:p>
      <text:list text:style-name="LFO8" text:continue-numbering="true">
        <text:list-item>
          <text:p text:style-name="P108">Start with the simplest conversion (%c) and test it thoroughly.</text:p>
        </text:list-item>
        <text:list-item>
          <text:p text:style-name="P109">Add one conversion at a time, testing as you go.</text:p>
        </text:list-item>
        <text:list-item>
          <text:p text:style-name="P110">Use a variety of test cases to ensure correctness.</text:p>
        </text:list-item>
      </text:list>
      <text:p text:style-name="P111">Step 6: Refactor and Optimize</text:p>
      <text:list text:style-name="LFO9" text:continue-numbering="true">
        <text:list-item>
          <text:p text:style-name="P112">Once all conversions are implemented, refactor the code for readability and efficiency.</text:p>
        </text:list-item>
        <text:list-item>
          <text:p text:style-name="P113">Ensure the code follows the 42 norm (e.g., no more than 25 lines per function).</text:p>
        </text:list-item>
      </text:list>
      <text:p text:style-name="P114">Step 7: Test Extensively</text:p>
      <text:list text:style-name="LFO10" text:continue-numbering="true">
        <text:list-item>
          <text:p text:style-name="P115">Write a comprehensive test suite to cover all edge cases:</text:p>
          <text:list text:continue-numbering="true">
            <text:list-item>
              <text:p text:style-name="P116">Normal cases (e.g., ft_printf("Hello, %s!", "world")).</text:p>
            </text:list-item>
            <text:list-item>
              <text:p text:style-name="P117">Edge cases (e.g., ft_printf("%p", NULL), ft_printf("%d", INT_MIN)).</text:p>
            </text:list-item>
            <text:list-item>
              <text:p text:style-name="P118">Invalid formats (e.g., ft_printf("%z")).</text:p>
            </text:list-item>
          </text:list>
        </text:list-item>
      </text:list>
      <text:p text:style-name="Normal"><draw:custom-shape svg:x="0in" svg:y="0in" svg:width="0in" svg:height="0.01042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119">Key Takeaways</text:p>
      <text:list text:style-name="LFO11" text:continue-numbering="true">
        <text:list-item>
          <text:p text:style-name="P120"><text:span text:style-name="T121">Plan before coding</text:span><text:span text:style-name="T122">: Break the problem into smaller parts and design the data flow.</text:span></text:p>
        </text:list-item>
        <text:list-item>
          <text:p text:style-name="P123"><text:span text:style-name="T124">Test incrementally</text:span><text:span text:style-name="T125">: Implement one feature at a time and test it thoroughly.</text:span></text:p>
        </text:list-item>
        <text:list-item>
          <text:p text:style-name="P126"><text:span text:style-name="T127">Avoid recursion</text:span><text:span text:style-name="T128">: Use iterative logic for functions like ft_putnbr to simplify character counting.</text:span></text:p>
        </text:list-item>
        <text:list-item>
          <text:p text:style-name="P129"><text:span text:style-name="T130">Handle edge cases</text:span><text:span text:style-name="T131">: Think about how your code will handle NULL pointers, invalid formats, and extreme values.</text:span></text:p>
        </text:list-item>
      </text:list>
      <text:p text:style-name="Normal"><text:span text:style-name="T132">Let me know if you’d like me to elaborate on any part of the planning process or help you refactor your code!<text:s/></text:span><text:span text:style-name="T133">😊</text:span></text:p>
      <text:p text:style-name="P134">can you provide me with fixed versions of my code?</text:p>
      <text:p text:style-name="Normal"><text:span text:style-name="T135">Absolutely! I’ll provide fixed versions of your code, addressing the issues I mentioned earlier. I’ll also ensure the functions are consistent and work together properly.<text:s/></text:span>Let’s go through each file one by one.</text:p>
      <text:p text:style-name="Normal"><draw:custom-shape svg:x="0in" svg:y="0in" svg:width="0in" svg:height="0.01042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P136">1. ft_printf.c</text:p>
      <text:p text:style-name="P137">Here’s the fixed version of your ft_printf.c:</text:p>
      <text:p text:style-name="P138">c</text:p>
      <text:p text:style-name="P139">Copy</text:p>
      <text:p text:style-name="P140">#include "libftprintf.h"</text:p>
      <text:p text:style-name="P141"/>
      <text:p text:style-name="P142">static int<text:tab/>ft_checknext(char c, va_list args)</text:p>
      <text:p text:style-name="P143">{</text:p>
      <text:p text:style-name="P144"><text:tab/>int<text:tab/>printedchars;</text:p>
      <text:p text:style-name="P145"/>
      <text:p text:style-name="P146"><text:tab/>printedchars = 0;</text:p>
      <text:p text:style-name="P147"><text:tab/>if (c == 'c')</text:p>
      <text:p text:style-name="P148"><text:tab/><text:tab/>printedchars += ft_putchar(va_arg(args, int));</text:p>
      <text:p text:style-name="P149"><text:tab/>else if (c == 's')</text:p>
      <text:p text:style-name="P150"><text:tab/><text:tab/>printedchars += ft_putstr(va_arg(args, char *));</text:p>
      <text:p text:style-name="P151"><text:tab/>else if (c == 'p')</text:p>
      <text:p text:style-name="P152"><text:tab/><text:tab/>printedchars += ft_putptr(va_arg(args, void *));</text:p>
      <text:p text:style-name="P153"><text:tab/>else if (c == 'd' || c == 'i')</text:p>
      <text:soft-page-break/>
      <text:p text:style-name="P154"><text:tab/><text:tab/>printedchars += ft_putnbr(va_arg(args, int));</text:p>
      <text:p text:style-name="P155"><text:tab/>else if (c == 'u')</text:p>
      <text:p text:style-name="P156"><text:tab/><text:tab/>printedchars += ft_printunsdec(va_arg(args, unsigned int));</text:p>
      <text:p text:style-name="P157"><text:tab/>else if (c == 'x')</text:p>
      <text:p text:style-name="P158"><text:tab/><text:tab/>printedchars += ft_printhexlow(va_arg(args, unsigned int));</text:p>
      <text:p text:style-name="P159"><text:tab/>else if (c == 'X')</text:p>
      <text:p text:style-name="P160"><text:tab/><text:tab/>printedchars += ft_printhexup(va_arg(args, unsigned int));</text:p>
      <text:p text:style-name="P161"><text:tab/>else if (c == '%')</text:p>
      <text:p text:style-name="P162"><text:tab/><text:tab/>printedchars += ft_putchar('%');</text:p>
      <text:p text:style-name="P163"><text:tab/>else</text:p>
      <text:p text:style-name="P164"><text:tab/><text:tab/>printedchars += ft_putchar(c); // if nextchar is invalid</text:p>
      <text:p text:style-name="P165"><text:tab/>return (printedchars);</text:p>
      <text:p text:style-name="P166">}</text:p>
      <text:p text:style-name="P167"/>
      <text:p text:style-name="P168">int<text:tab/>ft_printf(char const *format, ...)</text:p>
      <text:p text:style-name="P169">{</text:p>
      <text:p text:style-name="P170"><text:tab/>va_list<text:tab/>args;</text:p>
      <text:p text:style-name="P171"><text:tab/>int<text:tab/><text:tab/>printedchars;</text:p>
      <text:p text:style-name="P172"><text:tab/>int<text:tab/><text:tab/>i;</text:p>
      <text:p text:style-name="P173"/>
      <text:p text:style-name="P174"><text:tab/>if (!format)</text:p>
      <text:p text:style-name="P175"><text:tab/><text:tab/>return (-1);</text:p>
      <text:p text:style-name="P176"><text:tab/>printedchars = 0;</text:p>
      <text:p text:style-name="P177"><text:tab/>i = 0;</text:p>
      <text:p text:style-name="P178"><text:tab/>va_start(args, format);</text:p>
      <text:p text:style-name="P179"><text:tab/>while (format[i] != '\0')</text:p>
      <text:p text:style-name="P180"><text:tab/>{</text:p>
      <text:p text:style-name="P181"><text:tab/><text:tab/>if (format[i] == '%' &amp;&amp; format[i + 1] != '\0')</text:p>
      <text:soft-page-break/>
      <text:p text:style-name="P182"><text:tab/><text:tab/>{</text:p>
      <text:p text:style-name="P183"><text:tab/><text:tab/><text:tab/>printedchars += ft_checknext(format[i + 1], args);</text:p>
      <text:p text:style-name="P184"><text:tab/><text:tab/><text:tab/>i++;</text:p>
      <text:p text:style-name="P185"><text:tab/><text:tab/>}</text:p>
      <text:p text:style-name="P186"><text:tab/><text:tab/>else</text:p>
      <text:p text:style-name="P187"><text:tab/><text:tab/><text:tab/>printedchars += ft_putchar(format[i]);</text:p>
      <text:p text:style-name="P188"><text:tab/><text:tab/>i++;</text:p>
      <text:p text:style-name="P189"><text:tab/>}</text:p>
      <text:p text:style-name="P190"><text:tab/>va_end(args);</text:p>
      <text:p text:style-name="P191"><text:tab/>return (printedchars);</text:p>
      <text:p text:style-name="Normal">}</text:p>
      <text:p text:style-name="Normal"><draw:custom-shape svg:x="0in" svg:y="0in" svg:width="0in" svg:height="0.01042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P192">2. ft_putchar.c</text:p>
      <text:p text:style-name="P193">Here’s the fixed version of ft_putchar.c:</text:p>
      <text:p text:style-name="P194">c</text:p>
      <text:p text:style-name="P195">Copy</text:p>
      <text:p text:style-name="P196">#include "libftprintf.h"</text:p>
      <text:p text:style-name="P197"/>
      <text:p text:style-name="P198">int<text:tab/>ft_putchar(char c)</text:p>
      <text:p text:style-name="Normal">{</text:p>
      <text:p text:style-name="Normal"><text:tab/>write(1, &amp;c, 1);</text:p>
      <text:p text:style-name="Normal"><text:tab/>return (1);</text:p>
      <text:p text:style-name="Normal">}</text:p>
      <text:p text:style-name="Normal"><draw:custom-shape svg:x="0in" svg:y="0in" svg:width="0in" svg:height="0.01042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199">3. ft_putnbr.c</text:p>
      <text:p text:style-name="P200">Here’s the fixed version of ft_putnbr.c:</text:p>
      <text:p text:style-name="P201">c</text:p>
      <text:p text:style-name="P202">Copy</text:p>
      <text:soft-page-break/>
      <text:p text:style-name="P203">#include "libftprintf.h"</text:p>
      <text:p text:style-name="P204"/>
      <text:p text:style-name="P205">int<text:tab/>ft_putnbr(int nb)</text:p>
      <text:p text:style-name="P206">{</text:p>
      <text:p text:style-name="P207"><text:tab/>int<text:tab/>printedchars;</text:p>
      <text:p text:style-name="P208"/>
      <text:p text:style-name="P209"><text:tab/>printedchars = 0;</text:p>
      <text:p text:style-name="P210"><text:tab/>if (nb == -2147483648)</text:p>
      <text:p text:style-name="P211"><text:tab/>{</text:p>
      <text:p text:style-name="P212"><text:tab/><text:tab/>printedchars += ft_putchar('-');</text:p>
      <text:p text:style-name="P213"><text:tab/><text:tab/>printedchars += ft_putchar('2');</text:p>
      <text:p text:style-name="P214"><text:tab/><text:tab/>nb = 147483648;</text:p>
      <text:p text:style-name="P215"><text:tab/>}</text:p>
      <text:p text:style-name="P216"><text:tab/>if (nb &lt; 0)</text:p>
      <text:p text:style-name="P217"><text:tab/>{</text:p>
      <text:p text:style-name="P218"><text:tab/><text:tab/>printedchars += ft_putchar('-');</text:p>
      <text:p text:style-name="P219"><text:tab/><text:tab/>nb = -nb;</text:p>
      <text:p text:style-name="P220"><text:tab/>}</text:p>
      <text:p text:style-name="P221"><text:tab/>if (nb &gt;= 10)</text:p>
      <text:p text:style-name="P222"><text:tab/>{</text:p>
      <text:p text:style-name="P223"><text:tab/><text:tab/>printedchars += ft_putnbr(nb / 10);</text:p>
      <text:p text:style-name="P224"><text:tab/><text:tab/>printedchars += ft_putnbr(nb % 10);</text:p>
      <text:p text:style-name="P225"><text:tab/>}</text:p>
      <text:p text:style-name="P226"><text:tab/>else</text:p>
      <text:p text:style-name="P227"><text:tab/><text:tab/>printedchars += ft_putchar(nb + '0');</text:p>
      <text:p text:style-name="Normal"><text:span text:style-name="T228"><text:tab/></text:span>return (printedchars);</text:p>
      <text:p text:style-name="Normal">}</text:p>
      <text:p text:style-name="Normal"><draw:custom-shape svg:x="0in" svg:y="0in" svg:width="0in" svg:height="0.01042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229">4. ft_printunsdec.c</text:p>
      <text:p text:style-name="P230">Here’s the fixed version of ft_printunsdec.c:</text:p>
      <text:p text:style-name="P231">c</text:p>
      <text:p text:style-name="P232">Copy</text:p>
      <text:p text:style-name="P233">#include "libftprintf.h"</text:p>
      <text:p text:style-name="P234"/>
      <text:p text:style-name="P235">int<text:tab/>ft_printunsdec(unsigned int nb)</text:p>
      <text:p text:style-name="P236">{</text:p>
      <text:p text:style-name="P237"><text:tab/>int<text:tab/>printedchars;</text:p>
      <text:p text:style-name="P238"/>
      <text:p text:style-name="P239"><text:tab/>printedchars = 0;</text:p>
      <text:p text:style-name="P240"><text:tab/>if (nb &gt;= 10)</text:p>
      <text:p text:style-name="P241"><text:tab/><text:tab/>printedchars += ft_printunsdec(nb / 10);</text:p>
      <text:p text:style-name="P242"><text:tab/>printedchars += ft_putchar((nb % 10) + '0');</text:p>
      <text:p text:style-name="Normal"><text:span text:style-name="T243"><text:tab/></text:span>return (printedchars);</text:p>
      <text:p text:style-name="Normal">}</text:p>
      <text:p text:style-name="Normal"><draw:custom-shape svg:x="0in" svg:y="0in" svg:width="0in" svg:height="0.01042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p>
      <text:p text:style-name="P244">5. ft_putptr.c</text:p>
      <text:p text:style-name="P245">Here’s the fixed version of ft_putptr.c:</text:p>
      <text:p text:style-name="P246">c</text:p>
      <text:p text:style-name="P247">Copy</text:p>
      <text:p text:style-name="P248">#include "libftprintf.h"</text:p>
      <text:p text:style-name="P249"/>
      <text:p text:style-name="P250">int<text:tab/>ft_putptr(void *p)</text:p>
      <text:p text:style-name="P251">{</text:p>
      <text:p text:style-name="P252"><text:tab/>uintptr_t<text:tab/>pn;</text:p>
      <text:p text:style-name="P253"><text:tab/>int<text:tab/><text:tab/><text:tab/>printedchars;</text:p>
      <text:p text:style-name="P254"><text:tab/>char<text:tab/><text:tab/>*lowerhex;</text:p>
      <text:p text:style-name="P255"/>
      <text:p text:style-name="P256"><text:tab/>lowerhex = "0123456789abcdef";</text:p>
      <text:p text:style-name="P257"><text:tab/>pn = (uintptr_t)p;</text:p>
      <text:p text:style-name="P258"><text:tab/>printedchars = 0;</text:p>
      <text:p text:style-name="P259"><text:tab/>if (!p)</text:p>
      <text:p text:style-name="P260"><text:tab/>{</text:p>
      <text:p text:style-name="P261"><text:tab/><text:tab/>printedchars += ft_putstr("0x0");</text:p>
      <text:p text:style-name="P262"><text:tab/><text:tab/>return (printedchars);</text:p>
      <text:p text:style-name="P263"><text:tab/>}</text:p>
      <text:p text:style-name="P264"><text:tab/>printedchars += ft_putstr("0x");</text:p>
      <text:p text:style-name="P265"><text:tab/>if (pn &gt;= 16)</text:p>
      <text:p text:style-name="P266"><text:tab/><text:tab/>printedchars += ft_putptr((void *)(pn / 16));</text:p>
      <text:p text:style-name="P267"><text:tab/>printedchars += ft_putchar(lowerhex[pn % 16]);</text:p>
      <text:p text:style-name="Normal"><text:span text:style-name="T268"><text:tab/></text:span>return (printedchars);</text:p>
      <text:p text:style-name="Normal">}</text:p>
      <text:p text:style-name="Normal"><draw:custom-shape svg:x="0in" svg:y="0in" svg:width="0in" svg:height="0.01042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p>
      <text:p text:style-name="P269">6. ft_putstr.c</text:p>
      <text:p text:style-name="P270">Here’s the fixed version of ft_putstr.c:</text:p>
      <text:p text:style-name="P271">c</text:p>
      <text:p text:style-name="P272">Copy</text:p>
      <text:p text:style-name="P273">#include "libftprintf.h"</text:p>
      <text:p text:style-name="P274"/>
      <text:p text:style-name="P275">int<text:tab/>ft_putstr(char *s)</text:p>
      <text:p text:style-name="P276">{</text:p>
      <text:p text:style-name="P277"><text:tab/>int<text:tab/>printedchars;</text:p>
      <text:p text:style-name="P278"/>
      <text:p text:style-name="P279"><text:tab/>printedchars = 0;</text:p>
      <text:p text:style-name="P280"><text:tab/>if (!s)</text:p>
      <text:soft-page-break/>
      <text:p text:style-name="P281"><text:tab/>{</text:p>
      <text:p text:style-name="P282"><text:tab/><text:tab/>printedchars += ft_putstr("(null)");</text:p>
      <text:p text:style-name="P283"><text:tab/><text:tab/>return (printedchars);</text:p>
      <text:p text:style-name="P284"><text:tab/>}</text:p>
      <text:p text:style-name="P285"><text:tab/>while (*s)</text:p>
      <text:p text:style-name="P286"><text:tab/>{</text:p>
      <text:p text:style-name="P287"><text:tab/><text:tab/>printedchars += ft_putchar(*s);</text:p>
      <text:p text:style-name="Normal"><text:span text:style-name="T288"><text:tab/></text:span><text:span text:style-name="T289"><text:tab/></text:span>s++;</text:p>
      <text:p text:style-name="Normal"><text:tab/>}</text:p>
      <text:p text:style-name="Normal"><text:tab/>return (printedchars);</text:p>
      <text:p text:style-name="Normal">}</text:p>
      <text:p text:style-name="Normal"><draw:custom-shape svg:x="0in" svg:y="0in" svg:width="0in" svg:height="0.01042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p>
      <text:p text:style-name="P290">7. ft_strlen.c</text:p>
      <text:p text:style-name="P291">Here’s the fixed version of ft_strlen.c:</text:p>
      <text:p text:style-name="P292">c</text:p>
      <text:p text:style-name="P293">Copy</text:p>
      <text:p text:style-name="P294">#include "libftprintf.h"</text:p>
      <text:p text:style-name="P295"/>
      <text:p text:style-name="P296">size_t<text:tab/>ft_strlen(const char *str)</text:p>
      <text:p text:style-name="P297">{</text:p>
      <text:p text:style-name="P298"><text:tab/>size_t<text:tab/>size;</text:p>
      <text:p text:style-name="P299"/>
      <text:p text:style-name="P300"><text:tab/>size = 0;</text:p>
      <text:p text:style-name="P301"><text:tab/>while (str[size])</text:p>
      <text:p text:style-name="Normal"><text:span text:style-name="T302"><text:tab/></text:span><text:span text:style-name="T303"><text:tab/></text:span>size++;</text:p>
      <text:p text:style-name="Normal"><text:tab/>return (size);</text:p>
      <text:p text:style-name="Normal">}</text:p>
      <text:p text:style-name="Normal"><draw:custom-shape svg:x="0in" svg:y="0in" svg:width="0in" svg:height="0.01042in" draw:z-index="0" draw:id="id10" draw:style-name="a10" draw:name="Horizontal Line 11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304">8. libftprintf.h</text:p>
      <text:p text:style-name="P305">Here’s an example of what your header file might look like:</text:p>
      <text:p text:style-name="P306">c</text:p>
      <text:p text:style-name="P307">Copy</text:p>
      <text:p text:style-name="P308">#ifndef LIBFTPRINTF_H</text:p>
      <text:p text:style-name="P309"># define LIBFTPRINTF_H</text:p>
      <text:p text:style-name="P310"/>
      <text:p text:style-name="P311"># include &lt;unistd.h&gt;</text:p>
      <text:p text:style-name="P312"># include &lt;stdarg.h&gt;</text:p>
      <text:p text:style-name="P313"># include &lt;stdint.h&gt;</text:p>
      <text:p text:style-name="P314"/>
      <text:p text:style-name="P315">int<text:tab/>ft_printf(char const *format, ...);</text:p>
      <text:p text:style-name="P316">int<text:tab/>ft_putchar(char c);</text:p>
      <text:p text:style-name="P317">int<text:tab/>ft_putstr(char *s);</text:p>
      <text:p text:style-name="P318">int<text:tab/>ft_putnbr(int nb);</text:p>
      <text:p text:style-name="P319">int<text:tab/>ft_printunsdec(unsigned int nb);</text:p>
      <text:p text:style-name="P320">int<text:tab/>ft_putptr(void *p);</text:p>
      <text:p text:style-name="P321">int<text:tab/>ft_printhexlow(unsigned int nb);</text:p>
      <text:p text:style-name="P322">int<text:tab/>ft_printhexup(unsigned int nb);</text:p>
      <text:p text:style-name="P323"/>
      <text:p text:style-name="Normal">#endif</text:p>
      <text:p text:style-name="Normal"><draw:custom-shape svg:x="0in" svg:y="0in" svg:width="0in" svg:height="0.01042in" draw:z-index="0" draw:id="id11" draw:style-name="a11" draw:name="Horizontal Line 12" text:anchor-type="as-char"><svg:title/><svg:desc/><draw:enhanced-geometry draw:type="non-primitive" svg:viewBox="0 0 21600 21600" draw:enhanced-path="M 0 0 L 21600 0 21600 21600 0 21600 Z N"/></draw:custom-shape></text:p>
      <text:p text:style-name="P324">9. ft_printhexlow.c and ft_printhexup.c</text:p>
      <text:p text:style-name="P325">Since you didn’t provide these, here’s how you can implement them:</text:p>
      <text:p text:style-name="P326">ft_printhexlow.c (for %x):</text:p>
      <text:p text:style-name="P327">c</text:p>
      <text:p text:style-name="P328">Copy</text:p>
      <text:p text:style-name="P329">#include "libftprintf.h"</text:p>
      <text:p text:style-name="P330"/>
      <text:p text:style-name="P331">int<text:tab/>ft_printhexlow(unsigned int nb)</text:p>
      <text:p text:style-name="P332">{</text:p>
      <text:p text:style-name="P333"><text:tab/>int<text:tab/>printedchars;</text:p>
      <text:p text:style-name="P334"/>
      <text:p text:style-name="P335"><text:tab/>printedchars = 0;</text:p>
      <text:p text:style-name="P336"><text:tab/>if (nb &gt;= 16)</text:p>
      <text:p text:style-name="P337"><text:tab/><text:tab/>printedchars += ft_printhexlow(nb / 16);</text:p>
      <text:p text:style-name="P338"><text:tab/>printedchars += ft_putchar("0123456789abcdef"[nb % 16]);</text:p>
      <text:p text:style-name="P339"><text:tab/>return (printedchars);</text:p>
      <text:p text:style-name="P340">}</text:p>
      <text:p text:style-name="P341">ft_printhexup.c (for %X):</text:p>
      <text:p text:style-name="P342">c</text:p>
      <text:p text:style-name="P343">Copy</text:p>
      <text:p text:style-name="P344">#include "libftprintf.h"</text:p>
      <text:p text:style-name="P345"/>
      <text:p text:style-name="P346">int<text:tab/>ft_printhexup(unsigned int nb)</text:p>
      <text:p text:style-name="P347">{</text:p>
      <text:p text:style-name="P348"><text:tab/>int<text:tab/>printedchars;</text:p>
      <text:p text:style-name="P349"/>
      <text:p text:style-name="P350"><text:tab/>printedchars = 0;</text:p>
      <text:p text:style-name="P351"><text:tab/>if (nb &gt;= 16)</text:p>
      <text:p text:style-name="P352"><text:tab/><text:tab/>printedchars += ft_printhexup(nb / 16);</text:p>
      <text:p text:style-name="P353"><text:tab/>printedchars += ft_putchar("0123456789ABCDEF"[nb % 16]);</text:p>
      <text:p text:style-name="Normal"><text:span text:style-name="T354"><text:tab/></text:span>return (printedchars);</text:p>
      <text:p text:style-name="Normal">}</text:p>
      <text:p text:style-name="Normal"><draw:custom-shape svg:x="0in" svg:y="0in" svg:width="0in" svg:height="0.01042in" draw:z-index="0" draw:id="id12" draw:style-name="a12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355">Key Changes</text:p>
      <text:soft-page-break/>
      <text:list text:style-name="LFO12" text:continue-numbering="true">
        <text:list-item>
          <text:p text:style-name="P356"><text:span text:style-name="T357">Removed printedchars parameter</text:span><text:span text:style-name="T358">: Each function now returns the number of characters printed, and the caller accumulates the count.</text:span></text:p>
        </text:list-item>
        <text:list-item>
          <text:p text:style-name="P359"><text:span text:style-name="T360">Fixed recursion issues</text:span><text:span text:style-name="T361">: Functions like ft_putnbr and ft_printunsdec now correctly accumulate the count.</text:span></text:p>
        </text:list-item>
        <text:list-item>
          <text:p text:style-name="P362"><text:span text:style-name="T363">Added missing conversions</text:span><text:span text:style-name="T364">: Implemented %s, %p, %u, %x, %X, and %%.</text:span></text:p>
        </text:list-item>
        <text:list-item>
          <text:p text:style-name="P365"><text:span text:style-name="T366">Handled edge cases</text:span><text:span text:style-name="T367">: Added checks for NULL pointers and invalid formats.</text:span></text:p>
        </text:list-item>
      </text:list>
      <text:p text:style-name="Normal"><draw:custom-shape svg:x="0in" svg:y="0in" svg:width="0in" svg:height="0.01042in" draw:z-index="0" draw:id="id13" draw:style-name="a13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368">Next Steps</text:p>
      <text:list text:style-name="LFO13" text:continue-numbering="true">
        <text:list-item>
          <text:p text:style-name="P369"><text:span text:style-name="T370">Test thoroughly</text:span><text:span text:style-name="T371">: Write a comprehensive test suite to verify all conversions and edge cases.</text:span></text:p>
        </text:list-item>
        <text:list-item>
          <text:p text:style-name="P372"><text:span text:style-name="T373">Refactor if needed</text:span><text:span text:style-name="T374">: Ensure the code follows the 42 norm and is easy to read.</text:span></text:p>
        </text:list-item>
        <text:list-item>
          <text:p text:style-name="P375"><text:span text:style-name="T376">Compile into a library</text:span><text:span text:style-name="T377">: Use ar to create libftprintf.a.</text:span></text:p>
        </text:list-item>
      </text:list>
      <text:p text:style-name="Normal"><text:span text:style-name="T378">Let me know if you need further assistance!<text:s/></text:span><text:span text:style-name="T379">😊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s" style:country-asian="ES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s" style:country-asian="E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 RubberDuck</meta:initial-creator>
    <dc:creator>Dani RubberDuck</dc:creator>
    <meta:creation-date>2025-02-02T10:33:00Z</meta:creation-date>
    <dc:date>2025-02-02T10:33:00Z</dc:date>
    <meta:template xlink:href="Normal.dotm" xlink:type="simple"/>
    <meta:editing-cycles>2</meta:editing-cycles>
    <meta:editing-duration>PT60S</meta:editing-duration>
    <meta:document-statistic meta:page-count="15" meta:paragraph-count="23" meta:word-count="1811" meta:character-count="11753" meta:row-count="83" meta:non-whitespace-character-count="9965"/>
  </office:meta>
</office:document-meta>
</file>